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1e223"/>
    </style:style>
    <style:style style:name="P2" style:family="paragraph" style:parent-style-name="Title">
      <style:text-properties fo:font-size="20pt" officeooo:rsid="0011e223" officeooo:paragraph-rsid="0011e223" style:font-size-asian="20pt" style:font-size-complex="20pt"/>
    </style:style>
    <style:style style:name="P3" style:family="paragraph" style:parent-style-name="Heading_20_1">
      <style:text-properties officeooo:paragraph-rsid="0015d2d3"/>
    </style:style>
    <style:style style:name="P4" style:family="paragraph" style:parent-style-name="List_20_1" style:list-style-name="WWNum1"/>
    <style:style style:name="P5" style:family="paragraph" style:parent-style-name="Numbering_20_1" style:list-style-name="WWNum5"/>
    <style:style style:name="P6" style:family="paragraph" style:parent-style-name="Numbering_20_1" style:list-style-name="WWNum5">
      <style:text-properties officeooo:paragraph-rsid="0011e223"/>
    </style:style>
    <style:style style:name="P7" style:family="paragraph" style:parent-style-name="Numbering_20_1">
      <style:text-properties officeooo:paragraph-rsid="0011e223"/>
    </style:style>
    <style:style style:name="P8" style:family="paragraph" style:parent-style-name="Numbering_20_1">
      <style:text-properties fo:font-weight="bold" officeooo:rsid="001498cc" officeooo:paragraph-rsid="001498cc" style:font-weight-asian="bold" style:font-weight-complex="bold"/>
    </style:style>
    <style:style style:name="P9" style:family="paragraph" style:parent-style-name="Standard">
      <style:text-properties officeooo:paragraph-rsid="0015d2d3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>
      <style:text-properties officeooo:paragraph-rsid="0015d2d3"/>
    </style:style>
    <style:style style:name="P15" style:family="paragraph" style:parent-style-name="Title">
      <style:text-properties fo:font-size="20pt" officeooo:rsid="0011e223" officeooo:paragraph-rsid="0015d2d3" style:font-size-asian="20pt" style:font-size-complex="20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d2d3" style:font-weight-asian="bold" style:font-weight-complex="bold"/>
    </style:style>
    <style:style style:name="T4" style:family="text">
      <style:text-properties fo:font-weight="bold" officeooo:rsid="0016175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5d2d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5d2d3" style:font-weight-asian="normal" style:font-weight-complex="normal"/>
    </style:style>
    <style:style style:name="T9" style:family="text">
      <style:text-properties fo:font-weight="normal" officeooo:rsid="0016175e" style:font-weight-asian="normal" style:font-weight-complex="normal"/>
    </style:style>
    <style:style style:name="T10" style:family="text">
      <style:text-properties officeooo:rsid="0016175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igid from Points</text:p>
      <text:h text:style-name="Heading_20_1" text:outline-level="1">1. Objetivo</text:h>
      <text:p text:style-name="Standard">Estimar una transformación rígida 2D (rotación + traslación, sin escala) que alinee un conjunto de puntos de una imagen <text:span text:style-name="T5">origen</text:span> (src) con sus puntos correspondientes en una imagen destino (dst).</text:p>
      <text:p text:style-name="Standard">En forma de ecuación:</text:p>
      <text:p text:style-name="Intense_20_Quote">dst ≈ R · src + t</text:p>
      <text:h text:style-name="Heading_20_1" text:outline-level="1">2. Entradas y salida</text:h>
      <text:list text:style-name="WWNum1">
        <text:list-item>
          <text:p text:style-name="P4"><text:span text:style-name="T1">src_xy</text:span>: array NumPy de tamaño (N, 2) con N puntos (x, y) que pertenecen a la imagen que queremos mover (dst en el resto del pipeline).</text:p>
        </text:list-item>
        <text:list-item>
          <text:p text:style-name="P4"><text:span text:style-name="T1">dst_xy</text:span>: array NumPy de tamaño (N, 2) con los puntos (x, y) correspondientes en la imagen de referencia (ref).</text:p>
        </text:list-item>
        <text:list-item>
          <text:p text:style-name="P4"><text:span text:style-name="T1">Salida M</text:span>: matriz 2x3 (float32) que combina rotación R (2x2) y traslación t (2x1) en el formato que espera cv2.warpAffine.</text:p>
        </text:list-item>
      </text:list>
      <text:h text:style-name="P1" text:outline-level="1">3. Paso a paso (qué hace cada bloque)</text:h>
      <text:list xml:id="list1137890565" text:style-name="WWNum5">
        <text:list-header>
          <text:p text:style-name="P6"><text:span text:style-name="T2">1</text:span>. Calcular el centroide de cada nube de puntos</text:p>
          <text:p text:style-name="P6">src_mean = mean(src_xy, axis=0) y dst_mean = mean(dst_xy, axis=0). </text:p>
          <text:p text:style-name="P6">Esto devuelve un vector (2,) con [media_x, media_y].</text:p>
          <text:p text:style-name="P6"/>
          <text:p text:style-name="P6"><text:span text:style-name="T2">2</text:span>. Centrar los puntos para separar rotación de traslación</text:p>
          <text:p text:style-name="P6">src_c = src_xy - src_mean y dst_c = dst_xy - dst_mean. </text:p>
          <text:p text:style-name="P6">Tras esta resta, ambas nubes quedan centradas alrededor de (0, 0). Así, la rotación se puede estimar sin que la traslación 'contamine' el cálculo.</text:p>
          <text:p text:style-name="P5"/>
          <text:p text:style-name="P6"><text:span text:style-name="T2">3</text:span>. Construir la matriz de correlación/covarianza cruzada</text:p>
          <text:p text:style-name="P6">H = src_c.T @ dst_c. H es 2x2 y resume cómo se relacionan las direcciones principales de src_c con dst_c.</text:p>
          <text:p text:style-name="P5"/>
          <text:p text:style-name="P5"><text:span text:style-name="T2"/></text:p>
          <text:p text:style-name="P5"><text:span text:style-name="T2"/></text:p>
          <text:p text:style-name="P6"><text:soft-page-break/><text:span text:style-name="T2">4</text:span>. SVD para obtener la mejor rotación (Procrustes/Kabsch)</text:p>
          <text:p text:style-name="P6">U, _, Vt = svd(H) y R = Vt.T @ U.T. Esta R minimiza el error cuadrático entre los puntos centrados: dst_c ≈ R · src_c.</text:p>
          <text:p text:style-name="P5"><text:span text:style-name="T2"/></text:p>
          <text:p text:style-name="P6"><text:span text:style-name="T2">5</text:span>. Evitar reflexiones (transformación tipo espejo)</text:p>
          <text:p text:style-name="P6">Si det(R) &lt; 0, se ajusta Vt para forzar det(R) = +1. Así garantizamos que R sea una rotación pura (no un espejo).</text:p>
          <text:p text:style-name="P5"><text:span text:style-name="T2"/></text:p>
          <text:p text:style-name="P6"><text:span text:style-name="T2">6</text:span>. Calcular la traslación usando los centroides</text:p>
          <text:p text:style-name="P6">t = dst_mean - (R @ src_mean). Una vez aplicada la rotación, esta t desplaza la nube rotada para que su centro coincida con el centro de dst.</text:p>
          <text:p text:style-name="P5"><text:span text:style-name="T2"/></text:p>
          <text:p text:style-name="P6"><text:span text:style-name="T2">7</text:span>. Construir la matriz 2x3 para OpenCV</text:p>
          <text:p text:style-name="P6">M = [R | t] (concatenación horizontal). M es 2x3 y se pasa directamente a cv2.warpAffine para transformar píxeles.</text:p>
        </text:list-header>
      </text:list>
      <text:h text:style-name="Heading_20_1" text:outline-level="1">4. Por qué funciona (intuición rápida)</text:h>
      <text:p text:style-name="Standard">En una transformación rígida, todos los puntos se mueven con la misma rotación R y la misma traslación t. El promedio (centroide) también se transforma de forma coherente: mean(R·p + t) = R·mean(p) + t. Por eso podemos estimar primero R usando puntos centrados (sin traslación) y luego recuperar t con los centroides.</text:p>
      <text:p text:style-name="P2">Align Pair Rigid</text:p>
      <text:h text:style-name="Heading_20_1" text:outline-level="1">1. Objetivo</text:h>
      <text:p text:style-name="Standard">Alinear una imagen destino (dst) con una imagen de referencia (ref) usando una transformación Euclídea (rotación + traslación, sin escala). El procedimiento detecta keypoints con AKAZE, empareja descriptores con distancia Hamming y usa RANSAC para filtrar correspondencias erróneas antes de estimar la transformación rígida final con rigid_from_points.</text:p>
      <text:h text:style-name="Heading_20_1" text:outline-level="1">2. Entradas y salida</text:h>
      <text:list text:style-name="WWNum1">
        <text:list-item>
          <text:p text:style-name="P4"><text:span text:style-name="T1">ref_bgr</text:span>: imagen de referencia (BGR). Es la “plantilla” a la que queremos alinear la siguiente imagen.</text:p>
        </text:list-item>
        <text:list-item>
          <text:p text:style-name="P4"><text:soft-page-break/><text:span text:style-name="T1">dst_bgr</text:span>: imagen a alinear (BGR). Es la imagen “móvil” que se transformará para encajar en ref.</text:p>
        </text:list-item>
        <text:list-item>
          <text:p text:style-name="P4"><text:span text:style-name="T1">out_size</text:span>: tamaño final (W, H). Se redimensionan ambas imágenes para trabajar siempre con la misma resolución (por defecto 400×320).</text:p>
        </text:list-item>
        <text:list-item>
          <text:p text:style-name="P4"><text:span text:style-name="T1">akaze_threshold</text:span>: umbral del detector AKAZE. Cuanto más bajo, más keypoints se detectan (más robusto pero más lento).</text:p>
        </text:list-item>
        <text:list-item>
          <text:p text:style-name="P4"><text:span text:style-name="T1">ratio_test</text:span>: parámetro del Lowe ratio test para filtrar matches ambiguos (compara el mejor match con el segundo mejor).</text:p>
        </text:list-item>
        <text:list-item>
          <text:p text:style-name="P4"><text:span text:style-name="T1">ransac_reproj_threshold</text:span>: tolerancia (en píxeles) para decidir si un match es inlier en RANSAC.</text:p>
        </text:list-item>
        <text:list-item>
          <text:p text:style-name="P4"><text:span text:style-name="T1">min_good_matches</text:span>: número mínimo de matches “buenos” para intentar la alineación de forma fiable.</text:p>
        </text:list-item>
        <text:list-item>
          <text:p text:style-name="P4"><text:span text:style-name="T1">Salida</text:span>: devuelve (aligned, dbg). aligned es dst alineada; dbg es un diccionario con métricas (kp_ref, kp_dst, good_matches, inliers, M, status) para depuración.</text:p>
        </text:list-item>
      </text:list>
      <text:h text:style-name="P1" text:outline-level="1">3. Paso a paso (qué hace cada bloque)</text:h>
      <text:list xml:id="list142803093110979" text:style-name="WWNum5">
        <text:list-header>
          <text:p text:style-name="P6"><text:span text:style-name="T2">1</text:span>. Redimensionar y convertir a escala de grises</text:p>
          <text:p text:style-name="P6">W, H = out_size; ref = resize(ref_bgr); dst = resize(dst_bgr). Se asegura que ambas imágenes tengan el mismo tamaño (INTER_AREA al reducir).</text:p>
          <text:p text:style-name="P6">ref_g y dst_g se convierten a gris (BGR2GRAY) porque AKAZE suele funcionar mejor en escala de grises.</text:p>
          <text:p text:style-name="P6"/>
          <text:p text:style-name="P6"><text:span text:style-name="T2">2</text:span>. Detectar keypoints y descriptores con AKAZE</text:p>
          <text:p text:style-name="P6">akaze = cv2.AKAZE_create(threshold=akaze_threshold).</text:p>
          <text:p text:style-name="P6">kp_ref, des_ref = akaze.detectAndCompute(ref_g, None) y kp_dst, des_dst = akaze.detectAndCompute(dst_g, None).</text:p>
          <text:p text:style-name="P6">Un keypoint es un punto de interés estable (esquina/borde); el descriptor es la “huella” local que permite comparar puntos entre imágenes.</text:p>
          <text:p text:style-name="P6"/>
          <text:p text:style-name="P6"><text:span text:style-name="T2">3</text:span>. Inicializar dbg y comprobar descriptores</text:p>
          <text:p text:style-name="P6">Se crea el diccionario dbg para registrar: nº de keypoints, nº de matches buenos, nº de inliers, matriz M y estado.</text:p>
          <text:p text:style-name="P6">Si des_ref o des_dst es None (o hay muy pocos), se devuelve dst sin alinear y status = "no_descriptors".</text:p>
          <text:p text:style-name="P6"/>
          <text:p text:style-name="P6"><text:span text:style-name="T2">4</text:span>. Matching de descriptores con Hamming + KNN</text:p>
          <text:p text:style-name="P6"><text:soft-page-break/>bf = cv2.BFMatcher(cv2.NORM_HAMMING, crossCheck=False): compara descriptores binarios usando distancia Hamming (bits distintos).</text:p>
          <text:p text:style-name="P6">knn = bf.knnMatch(des_ref, des_dst, k=2): para cada descriptor de ref busca sus 2 mejores candidatos en dst.</text:p>
          <text:p text:style-name="P6"/>
          <text:p text:style-name="P6"><text:span text:style-name="T2">5</text:span>. Filtrar matches con el Lowe ratio test</text:p>
          <text:p text:style-name="P6">Para cada par (m, n) del KNN se acepta m si m.distance &lt; ratio_test * n.distance.</text:p>
          <text:p text:style-name="P6">Esto elimina matches ambiguos (cuando el mejor y el segundo mejor son demasiado parecidos).</text:p>
          <text:p text:style-name="P6">Si hay menos de min_good_matches, se devuelve dst sin alinear y status = "too_few_matches".</text:p>
          <text:p text:style-name="P6"/>
          <text:p text:style-name="P6"><text:span text:style-name="T2">6</text:span>. Convertir matches a coordenadas (pts_ref y pts_dst)</text:p>
          <text:p text:style-name="P6">pts_ref toma kp_ref[m.queryIdx].pt y pts_dst toma kp_dst[m.trainIdx].pt para cada match bueno.</text:p>
          <text:p text:style-name="P6">Así se obtienen pares de puntos correspondientes (dst -&gt; ref) en formato float32.</text:p>
          <text:p text:style-name="P6"/>
          <text:p text:style-name="P6"><text:span text:style-name="T2">7</text:span>. RANSAC para obtener la máscara de inliers</text:p>
          <text:p text:style-name="P6">M_aff, inliers = cv2.estimateAffinePartial2D(pts_dst, pts_ref, method=RANSAC, ...).</text:p>
          <text:p text:style-name="P6">Aquí M_aff es una afín parcial (puede incluir algo de escala), pero en el modo “rígido puro” se usa sobre todo para obtener inliers.</text:p>
          <text:p text:style-name="P6">inliers es una máscara (0/1) indicando qué matches son coherentes con una misma transformación robusta; los demás se consideran outliers.</text:p>
        </text:list-header>
      </text:list>
      <text:list xml:id="list144521167406532" text:continue-list="list1137890565" text:style-name="WWNum5">
        <text:list-header>
          <text:p text:style-name="P8">Esto en no rígido no hay que hacerlo</text:p>
        </text:list-header>
      </text:list>
      <text:list xml:id="list144521215792898" text:continue-list="list142803093110979" text:style-name="WWNum5">
        <text:list-header>
          <text:p text:style-name="P6"/>
          <text:p text:style-name="P6"><text:span text:style-name="T2">8</text:span>. Construir máscara booleana y seleccionar puntos inliers</text:p>
          <text:p text:style-name="P6">mask = inliers.ravel().astype(bool) convierte la máscara 0/1 en True/False.</text:p>
          <text:p text:style-name="P6">Si hay muy pocos inliers (&lt;3), se hace fallback y se usan todos los good matches.</text:p>
          <text:p text:style-name="P6">src_in = pts_dst[mask] y dst_in = pts_ref[mask] contienen solo correspondencias fiables.</text:p>
          <text:p text:style-name="P8">Esto en no rígido no hay que hacerlo</text:p>
          <text:p text:style-name="P6"/>
          <text:p text:style-name="P6"><text:span text:style-name="T2">9</text:span>. Estimar transformación rígida pura (sin escala)</text:p>
          <text:p text:style-name="P6">M = rigid_from_points(src_in, dst_in) calcula la matriz 2x3 (rotación + traslación) usando SVD/Procrustes sobre inliers.</text:p>
        </text:list-header>
      </text:list>
      <text:list text:continue-list="list144521167406532" text:style-name="WWNum5">
        <text:list-header>
          <text:p text:style-name="P7"><text:soft-page-break/></text:p>
        </text:list-header>
      </text:list>
      <text:list text:continue-list="list144521215792898" text:style-name="WWNum5">
        <text:list-header>
          <text:p text:style-name="P6">Se guarda dbg["M"] = M.tolist() para poder volcarlo en CSV/JSON.</text:p>
          <text:p text:style-name="P8">Esto en no rígido no hay que hacerlo</text:p>
          <text:p text:style-name="P6"/>
          <text:p text:style-name="P6"><text:span text:style-name="T2">10</text:span>. Aplicar la transformación (warpAffine) y devolver resultado</text:p>
          <text:p text:style-name="P6">aligned = cv2.warpAffine(dst, M, (W, H), INTER_LINEAR).</text:p>
          <text:p text:style-name="P6">borderMode=BORDER_CONSTANT rellena con negro las zonas que quedan fuera tras rotar/trasladar.</text:p>
          <text:p text:style-name="P6">Se devuelve (aligned, dbg).</text:p>
          <text:p text:style-name="P6"/>
        </text:list-header>
      </text:list>
      <text:h text:style-name="Heading_20_1" text:outline-level="1">4. Por qué funciona (intuición rápda)</text:h>
      <text:p text:style-name="Standard">AKAZE detecta puntos locales relativamente estables entre visitas. El matching por Hamming propone correspondencias entre imágenes, pero incluye errores. RANSAC identifica un subconjunto consistente (inliers) y descarta outliers. Con esos inliers, rigid_from_points estima la rotación y traslación que mejor alinean dst con ref sin permitir escala; finalmente warpAffine aplica la transformación a todos los píxeles.</text:p>
      <text:p text:style-name="Standard"/>
      <text:p text:style-name="P15">Align <text:span text:style-name="T6">Sequence</text:span></text:p>
      <text:h text:style-name="P3" text:outline-level="1">1. Objetivo</text:h>
      <text:p text:style-name="P9">Alinear una secuencia temporal de imágenes de una misma lesión de forma <text:span text:style-name="Strong_20_Emphasis">secuencial</text:span>: la imagen 1 se usa como referencia, la imagen 2 se alinea a la 1, la imagen 3 se alinea a la 2 ya alineada, y así hasta la última. Además, se guardan las imágenes alineadas en <text:span text:style-name="Source_20_Text">out_dir</text:span> y se devuelve un log con información de depuración.</text:p>
      <text:h text:style-name="P3" text:outline-level="1">2. Entradas y salida</text:h>
      <text:list text:style-name="L6">
        <text:list-item>
          <text:p text:style-name="P14"><text:span text:style-name="Strong_20_Emphasis">image_paths</text:span>: lista de rutas a las imágenes que queremos alinear, en orden temporal (según el Excel). La primera imagen se toma como referencia, y cada imagen siguiente se alinea secuencialmente a la anterior alineada.</text:p>
        </text:list-item>
      </text:list>
      <text:list text:style-name="L2">
        <text:list-item>
          <text:p text:style-name="P10"><text:span text:style-name="Strong_20_Emphasis">out_dir</text:span>: carpeta donde se guardarán las imágenes alineadas.</text:p>
        </text:list-item>
      </text:list>
      <text:list text:style-name="L3">
        <text:list-item>
          <text:p text:style-name="P11"><text:soft-page-break/><text:span text:style-name="Strong_20_Emphasis">out_size</text:span>: tamaño final (W, H). Se redimensionan todas las imágenes para trabajar con el mismo tamaño (por defecto 400×320).</text:p>
        </text:list-item>
      </text:list>
      <text:list text:style-name="L4">
        <text:list-item>
          <text:p text:style-name="P12"><text:span text:style-name="Strong_20_Emphasis">akaze_threshold</text:span>: umbral de AKAZE que se pasa a <text:span text:style-name="Source_20_Text">align_pair_rigid</text:span> (cuanto más bajo, más keypoints).</text:p>
        </text:list-item>
      </text:list>
      <text:list text:style-name="L5">
        <text:list-item>
          <text:p text:style-name="P13"><text:span text:style-name="Strong_20_Emphasis">Salida (logs)</text:span>: lista de diccionarios (uno por imagen) con estado y métricas de depuración.</text:p>
        </text:list-item>
      </text:list>
      <text:h text:style-name="P3" text:outline-level="1">3. Paso a paso (qué hace cada bloque)</text:h>
      <text:p text:style-name="Text_20_body"/>
      <text:p text:style-name="P9"><text:span text:style-name="T3">1. <text:s/></text:span>Crear carpeta de salida y preparar logs</text:p>
      <text:p text:style-name="P9"><text:span text:style-name="T3">2. </text:span>Leer la primera imagen (referencia)</text:p>
      <text:p text:style-name="P9"><text:span text:style-name="T3">3. </text:span>Redimensionar y guardar la referencia</text:p>
      <text:p text:style-name="P9"><text:span text:style-name="T3">4. </text:span><text:span text:style-name="T7">Iterar sobre el resto de imágenes</text:span></text:p>
      <text:p text:style-name="P9"><text:span text:style-name="T3">5. </text:span>Alinear cada imagen con <text:span text:style-name="Source_20_Text">align_pair_rigid</text:span></text:p>
      <text:p text:style-name="P9"><text:span text:style-name="T10">6.</text:span> <text:span text:style-name="T10">Guardar imagen en out_dir con el mismo nombre, <text:s/>registrar debug y actualización secuencia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4</meta:editing-cycles>
    <meta:creation-date>2013-12-23T23:15:00</meta:creation-date>
    <dc:date>2026-02-21T14:45:21.035074072</dc:date>
    <meta:editing-duration>PT1H28M15S</meta:editing-duration>
    <meta:generator>LibreOffice/24.2.7.2$Linux_X86_64 LibreOffice_project/420$Build-2</meta:generator>
    <meta:document-statistic meta:table-count="0" meta:image-count="0" meta:object-count="0" meta:page-count="6" meta:paragraph-count="97" meta:word-count="1335" meta:character-count="8381" meta:non-whitespace-character-count="7155"/>
    <meta:user-defined meta:name="AppVersion">14.0000</meta:user-defined>
    <meta:template xlink:type="simple" xlink:actuate="onRequest" xlink:title="Normal.dotm" xlink:href=""/>
  </office:meta>
</office:document-meta>
</file>